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b89b7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e2c6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fc0b5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29f35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36a0b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4f3d1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7931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8a3cd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3cb67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42d5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2f23cb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39010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b93ef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d16b6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3b6f2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5f28e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a6cca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9ce30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b6e38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cad93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rsid="02604064" officeooo:paragraph-rsid="0260fe61"/>
    </style:style>
    <style:style style:name="P25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</style:style>
    <style:style style:name="P26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07ec91c"/>
    </style:style>
    <style:style style:name="P27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04064"/>
    </style:style>
    <style:style style:name="P28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5c88d"/>
    </style:style>
    <style:style style:name="P29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6f8ee"/>
    </style:style>
    <style:style style:name="P30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997d0"/>
    </style:style>
    <style:style style:name="P31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fo:font-variant="normal" fo:text-transform="none" fo:color="#212529" style:font-name="IBMPlexMono" fo:font-size="13.25pt" fo:letter-spacing="normal" fo:font-style="normal" fo:font-weight="normal" officeooo:rsid="02604064" officeooo:paragraph-rsid="02604064"/>
    </style:style>
    <style:style style:name="P32" style:family="paragraph" style:parent-style-name="Standard">
      <style:text-properties officeooo:rsid="007fc0b5" officeooo:paragraph-rsid="007fc0b5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780ff"/>
    </style:style>
    <style:style style:name="T1" style:family="text">
      <style:text-properties fo:font-variant="normal" fo:text-transform="none" fo:color="#404040" style:font-name="SFMono-Regular" fo:font-size="11.3500003814697pt" fo:letter-spacing="normal" fo:font-style="normal" fo:font-weight="normal"/>
    </style:style>
    <style:style style:name="T2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/>
    </style:style>
    <style:style style:name="T3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12529" style:font-name="IBMPlexMono" fo:font-size="13.25pt" fo:letter-spacing="normal" fo:font-style="normal" fo:font-weight="normal"/>
    </style:style>
    <style:style style:name="T5" style:family="text">
      <style:text-properties fo:font-variant="normal" fo:text-transform="none" fo:color="#212529" style:font-name="IBMPlexMono" fo:font-size="13.25pt" fo:letter-spacing="normal" fo:font-style="normal" fo:font-weight="normal" officeooo:rsid="00069f24"/>
    </style:style>
    <style:style style:name="T6" style:family="text">
      <style:text-properties fo:font-variant="normal" fo:text-transform="none" fo:color="#212529" style:font-name="IBMPlexMono" fo:font-size="13.25pt" fo:letter-spacing="normal" fo:font-style="normal" fo:font-weight="normal" officeooo:rsid="00069f2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212529" style:font-name="IBMPlexMono" fo:font-size="13.25pt" fo:letter-spacing="normal" fo:font-style="normal" fo:font-weight="normal" officeooo:rsid="007ec91c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212529" style:font-name="IBMPlexMono" fo:font-size="13.25pt" fo:letter-spacing="normal" fo:font-style="normal" fo:font-weight="normal" officeooo:rsid="025e8dbf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212529" style:font-name="IBMPlexMono" fo:font-size="13.25pt" fo:letter-spacing="normal" fo:font-style="normal" fo:font-weight="normal" officeooo:rsid="007ec91c"/>
    </style:style>
    <style:style style:name="T10" style:family="text">
      <style:text-properties fo:font-variant="normal" fo:text-transform="none" fo:color="#008080" style:font-name="IBMPlexMono" fo:font-size="13.25pt" fo:letter-spacing="normal" fo:font-style="normal" fo:font-weight="normal"/>
    </style:style>
    <style:style style:name="T11" style:family="text">
      <style:text-properties fo:font-variant="normal" fo:text-transform="none" fo:color="#000000" style:font-name="IBMPlexMono" fo:font-size="13.25pt" fo:letter-spacing="normal" fo:font-style="normal" fo:font-weight="bold"/>
    </style:style>
    <style:style style:name="T12" style:family="text">
      <style:text-properties fo:font-variant="normal" fo:text-transform="none" fo:color="#000000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000000" style:font-name="ui-monospace" fo:font-size="12.3000001907349pt" fo:letter-spacing="normal" fo:font-style="normal" fo:font-weight="normal" officeooo:rsid="0265c88d" fo:background-color="transparent" loext:char-shading-value="0" loext:padding="0in" loext:border="none"/>
    </style:style>
    <style:style style:name="T14" style:family="text">
      <style:text-properties fo:font-variant="normal" fo:text-transform="none" fo:color="#000000" style:font-name="ui-monospace" fo:font-size="12.3000001907349pt" fo:letter-spacing="normal" fo:font-style="normal" fo:font-weight="normal" officeooo:rsid="0266f8ee" fo:background-color="transparent" loext:char-shading-value="0" loext:padding="0in" loext:border="none"/>
    </style:style>
    <style:style style:name="T15" style:family="text">
      <style:text-properties fo:font-variant="normal" fo:text-transform="none" fo:color="#000000" style:font-name="ui-monospace" fo:font-size="12.3000001907349pt" fo:letter-spacing="normal" fo:font-style="normal" fo:font-weight="normal" officeooo:rsid="026997d0" fo:background-color="transparent" loext:char-shading-value="0" loext:padding="0in" loext:border="none"/>
    </style:style>
    <style:style style:name="T16" style:family="text">
      <style:text-properties fo:font-variant="normal" fo:text-transform="none" fo:color="#009999" style:font-name="IBMPlexMono" fo:font-size="13.25pt" fo:letter-spacing="normal" fo:font-style="normal" fo:font-weight="normal"/>
    </style:style>
    <style:style style:name="T17" style:family="text">
      <style:text-properties fo:font-variant="normal" fo:text-transform="none" fo:color="#24292f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8" style:family="text">
      <style:text-properties fo:font-variant="normal" fo:text-transform="none" fo:color="#24292f" style:font-name="ui-monospace" fo:font-size="12.3000001907349pt" fo:letter-spacing="normal" fo:font-style="normal" fo:font-weight="normal" officeooo:rsid="001a6663" fo:background-color="transparent" loext:char-shading-value="0" loext:padding="0in" loext:border="none"/>
    </style:style>
    <style:style style:name="T19" style:family="text">
      <style:text-properties fo:font-variant="normal" fo:text-transform="none" fo:color="#24292f" style:font-name="ui-monospace" fo:font-size="12.3000001907349pt" fo:letter-spacing="normal" fo:font-style="normal" fo:font-weight="normal" officeooo:rsid="001c3e84" fo:background-color="transparent" loext:char-shading-value="0" loext:padding="0in" loext:border="none"/>
    </style:style>
    <style:style style:name="T20" style:family="text">
      <style:text-properties fo:font-variant="normal" fo:text-transform="none" fo:color="#24292f" style:font-name="ui-monospace" fo:font-size="12.3000001907349pt" fo:letter-spacing="normal" fo:font-style="normal" fo:font-weight="normal" officeooo:rsid="007b89b7" fo:background-color="transparent" loext:char-shading-value="0" loext:padding="0in" loext:border="none"/>
    </style:style>
    <style:style style:name="T21" style:family="text">
      <style:text-properties fo:font-variant="normal" fo:text-transform="none" fo:color="#24292f" style:font-name="ui-monospace" fo:font-size="12.3000001907349pt" fo:letter-spacing="normal" fo:font-style="normal" fo:font-weight="normal" officeooo:rsid="007fc0b5" fo:background-color="transparent" loext:char-shading-value="0" loext:padding="0in" loext:border="none"/>
    </style:style>
    <style:style style:name="T22" style:family="text">
      <style:text-properties fo:font-variant="normal" fo:text-transform="none" fo:color="#24292f" style:font-name="ui-monospace" fo:font-size="12.3000001907349pt" fo:letter-spacing="normal" fo:font-style="normal" fo:font-weight="normal" officeooo:rsid="0080e70c" fo:background-color="transparent" loext:char-shading-value="0" loext:padding="0in" loext:border="none"/>
    </style:style>
    <style:style style:name="T23" style:family="text">
      <style:text-properties fo:font-variant="normal" fo:text-transform="none" fo:color="#24292f" style:font-name="ui-monospace" fo:font-size="12.3000001907349pt" fo:letter-spacing="normal" fo:font-style="normal" fo:font-weight="normal" officeooo:rsid="0083b163" fo:background-color="transparent" loext:char-shading-value="0" loext:padding="0in" loext:border="none"/>
    </style:style>
    <style:style style:name="T24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5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6" style:family="text">
      <style:text-properties fo:font-variant="normal" fo:text-transform="none" fo:color="#24292f" style:font-name="ui-monospace" fo:font-size="12.3000001907349pt" fo:letter-spacing="normal" fo:font-style="normal" fo:font-weight="normal" officeooo:rsid="022f23cb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7" style:family="text">
      <style:text-properties fo:font-variant="normal" fo:text-transform="none" fo:color="#24292f" style:font-name="ui-monospace" fo:font-size="12.3000001907349pt" fo:letter-spacing="normal" fo:font-style="normal" fo:font-weight="normal" officeooo:rsid="0232067a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8" style:family="text">
      <style:text-properties fo:font-variant="normal" fo:text-transform="none" fo:color="#24292f" style:font-name="ui-monospace" fo:font-size="12.3000001907349pt" fo:letter-spacing="normal" fo:font-style="normal" fo:font-weight="normal" officeooo:rsid="02339010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9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0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a3cd" fo:background-color="transparent" loext:char-shading-value="0" loext:padding="0in" loext:border="none"/>
    </style:style>
    <style:style style:name="T31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size-asian="10pt" style:font-size-complex="10pt" loext:padding="0in" loext:border="none"/>
    </style:style>
    <style:style style:name="T32" style:family="text">
      <style:text-properties fo:font-variant="normal" fo:text-transform="none" fo:color="#24292f" style:font-name="ui-monospace" fo:font-size="12.3000001907349pt" fo:letter-spacing="normal" fo:font-style="normal" fo:font-weight="normal" officeooo:rsid="00942d5d" fo:background-color="transparent" loext:char-shading-value="0" loext:padding="0in" loext:border="none"/>
    </style:style>
    <style:style style:name="T33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loext:padding="0in" loext:border="none"/>
    </style:style>
    <style:style style:name="T34" style:family="text">
      <style:text-properties fo:font-variant="normal" fo:text-transform="none" fo:color="#24292f" style:font-name="ui-monospace" fo:font-size="12.3000001907349pt" fo:letter-spacing="normal" fo:font-style="normal" fo:font-weight="normal" officeooo:rsid="0236bdd1" fo:background-color="transparent" loext:char-shading-value="0" loext:padding="0in" loext:border="none"/>
    </style:style>
    <style:style style:name="T35" style:family="text">
      <style:text-properties fo:font-variant="normal" fo:text-transform="none" fo:color="#24292f" style:font-name="ui-monospace" fo:font-size="12.3000001907349pt" fo:letter-spacing="normal" fo:font-style="normal" fo:font-weight="normal" officeooo:rsid="0237dc8d" fo:background-color="transparent" loext:char-shading-value="0" loext:padding="0in" loext:border="none"/>
    </style:style>
    <style:style style:name="T36" style:family="text">
      <style:text-properties fo:font-variant="normal" fo:text-transform="none" fo:color="#24292f" style:font-name="ui-monospace" fo:font-size="12.3000001907349pt" fo:letter-spacing="normal" fo:font-style="normal" fo:font-weight="normal" officeooo:rsid="025b6bb1" fo:background-color="transparent" loext:char-shading-value="0" loext:padding="0in" loext:border="none"/>
    </style:style>
    <style:style style:name="T37" style:family="text">
      <style:text-properties fo:font-variant="normal" fo:text-transform="none" fo:color="#24292f" style:font-name="ui-monospace" fo:font-size="12.3000001907349pt" fo:letter-spacing="normal" fo:font-style="normal" fo:font-weight="normal" officeooo:rsid="025b6e38" fo:background-color="transparent" loext:char-shading-value="0" loext:padding="0in" loext:border="none"/>
    </style:style>
    <style:style style:name="T38" style:family="text">
      <style:text-properties fo:font-variant="normal" fo:text-transform="none" fo:color="#24292f" style:font-name="ui-monospace" fo:font-size="12.3000001907349pt" fo:letter-spacing="normal" fo:font-style="normal" fo:font-weight="normal" officeooo:rsid="025cad93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ip install mmcv-full -f https://download.openmmlab.com/mmcv/dist/cu11</text:span><text:span text:style-name="T3">2</text:span><text:span text:style-name="T1">/torch1.</text:span><text:span text:style-name="T3">13</text:span><text:span text:style-name="T1">.0/index.html</text:span></text:p>
      <text:p text:style-name="Standard"/>
      <text:p text:style-name="Standard"/>
      <text:p text:style-name="P25"><text:bookmark text:name="codecell0"/><text:span text:style-name="T4">conda create --name </text:span><text:span text:style-name="T6">venvMEDICAL</text:span><text:span text:style-name="T4"> </text:span><text:span text:style-name="T10">python</text:span><text:span text:style-name="T11">=</text:span><text:span text:style-name="T16">3</text:span><text:span text:style-name="T4">.</text:span><text:span text:style-name="T5">6</text:span><text:span text:style-name="T4"> -y</text:span></text:p>
      <text:p text:style-name="P6"><text:span text:style-name="Source_20_Text"><text:span text:style-name="T24">conda</text:span></text:span><text:span text:style-name="Source_20_Text"><text:span text:style-name="T21"> install spyder==5.2.2 <text:s/></text:span></text:span><text:span text:style-name="Source_20_Text"><text:span text:style-name="T22">(after setting path names ect...)</text:span></text:span></text:p>
      <text:p text:style-name="P2"><text:span text:style-name="Source_20_Text"><text:span text:style-name="T17"/></text:span></text:p>
      <text:p text:style-name="P2"><text:span text:style-name="Source_20_Text"><text:span text:style-name="T17">python exec.py --mode train --dataset_name your_dataset --exp_dir path/to/experiment/directory <text:s text:c="6"/></text:span></text:span></text:p>
      <text:p text:style-name="Standard"/>
      <text:p text:style-name="P32"/>
      <text:p text:style-name="P26"><text:span text:style-name="T4">conda create --name</text:span><text:span text:style-name="T6"> </text:span><text:span text:style-name="T7">RegRCNN</text:span><text:span text:style-name="T8">3</text:span><text:span text:style-name="T4"> </text:span><text:span text:style-name="T10">python</text:span><text:span text:style-name="T11">=</text:span><text:span text:style-name="T16">3</text:span><text:span text:style-name="T4">.</text:span><text:span text:style-name="T9">7</text:span><text:span text:style-name="T4"> -y</text:span></text:p>
      <text:p text:style-name="P31">conda activate RegRCNN3</text:p>
      <text:p text:style-name="P27"><text:span text:style-name="Source_20_Text"><text:span text:style-name="T12">python setup.py install</text:span></text:span></text:p>
      <text:p text:style-name="P28"><text:span text:style-name="Source_20_Text"><text:span text:style-name="T13">Then open Spyder and go to “Tools”&gt;&gt; “PYTHONPATH manager”</text:span></text:span></text:p>
      <text:p text:style-name="P28"><text:span text:style-name="Source_20_Text"><text:span text:style-name="T13"><text:tab/>- then add path to virtualenv, like: “/home/user/anaconda3/envs/RegRCNN3/bin”</text:span></text:span></text:p>
      <text:p text:style-name="P28"><text:span text:style-name="Source_20_Text"><text:span text:style-name="T13"><text:tab/>- also add in “Tools” &gt;&gt; “Preferences” &gt;&gt; “Use the following Python interpreter”</text:span></text:span></text:p>
      <text:p text:style-name="P28"><text:span text:style-name="Source_20_Text"><text:span text:style-name="T13"><text:tab/><text:tab/>“/home/user/anaconda3/envs/RegRCNN3/bin/python”</text:span></text:span></text:p>
      <text:p text:style-name="P28"><text:span text:style-name="Source_20_Text"><text:span text:style-name="T13"/></text:span></text:p>
      <text:p text:style-name="P29"><text:span text:style-name="Source_20_Text"><text:span text:style-name="T14">Then install specific spyder versions:</text:span></text:span></text:p>
      <text:p text:style-name="P29"><text:span text:style-name="Source_20_Text"><text:span text:style-name="T14"><text:tab/>conda install spyder==4.1.5</text:span></text:span></text:p>
      <text:p text:style-name="P29"><text:span text:style-name="Source_20_Text"><text:span text:style-name="T14">and pray it works</text:span></text:span></text:p>
      <text:p text:style-name="P30"><text:span text:style-name="Source_20_Text"><text:span text:style-name="T15">pip install tifffile natsort</text:span></text:span></text:p>
      <text:p text:style-name="P27"><text:span text:style-name="Source_20_Text"><text:span text:style-name="T12"/></text:span></text:p>
      <text:p text:style-name="P31"/>
      <text:p text:style-name="P24"><text:span text:style-name="Source_20_Text"><text:span text:style-name="T24">conda</text:span></text:span><text:span text:style-name="Source_20_Text"><text:span text:style-name="T21"> install spyder==5.2.2 <text:s/></text:span></text:span><text:span text:style-name="Source_20_Text"><text:span text:style-name="T22">(after setting path names ect...)</text:span></text:span></text:p>
      <text:p text:style-name="P5"><text:span text:style-name="Source_20_Text"><text:span text:style-name="T17">python exec.py --mode train --dataset_name </text:span></text:span><text:span text:style-name="Source_20_Text"><text:span text:style-name="T19">toy</text:span></text:span><text:span text:style-name="Source_20_Text"><text:span text:style-name="T17"> --exp_dir '/media/user/FantomHD/Lightsheet data/RegRCNN_maskrcnn_testing/'</text:span></text:span></text:p>
      <text:p text:style-name="P3"><text:soft-page-break/><text:span text:style-name="Source_20_Text"><text:span text:style-name="T17"/></text:span></text:p>
      <text:p text:style-name="P11"><text:span text:style-name="Source_20_Text"><text:span text:style-name="T30">### To train oligo model</text:span></text:span></text:p>
      <text:p text:style-name="P12"><text:span text:style-name="Source_20_Text"><text:span text:style-name="T17">python exec.py --mode train --dataset_name '</text:span></text:span><text:span text:style-name="Source_20_Text"><text:span text:style-name="T25">OL_data</text:span></text:span><text:span text:style-name="Source_20_Text"><text:span text:style-name="T31">'</text:span></text:span><text:span text:style-name="Source_20_Text"><text:span text:style-name="T17"> --exp_dir '/media/user/FantomHD/Lightsheet data/Training_data_lightsheet/Training_blocks/Training_blocks_RegRCNN/'</text:span></text:span></text:p>
      <text:p text:style-name="P13"><text:span text:style-name="Source_20_Text"><text:span text:style-name="T32"/></text:span></text:p>
      <text:p text:style-name="P13"><text:span text:style-name="Source_20_Text"><text:span text:style-name="T32"/></text:span></text:p>
      <text:p text:style-name="P22"><text:span text:style-name="Source_20_Text"><text:span text:style-name="T37">### Train on device 0</text:span></text:span></text:p>
      <text:p text:style-name="P21"><text:span text:style-name="Source_20_Text"><text:span text:style-name="T32">python exec.py --mode train --dataset_name '</text:span></text:span><text:span text:style-name="Source_20_Text"><text:span text:style-name="T25">OL_data</text:span></text:span><text:span text:style-name="Source_20_Text"><text:span text:style-name="T31">'</text:span></text:span><text:span text:style-name="Source_20_Text"><text:span text:style-name="T32"> --exp_dir '/media/user/FantomHD/Lightsheet data/Training_data_lightsheet/Training_blocks/Training_blocks_RegRCNN_device</text:span></text:span><text:span text:style-name="Source_20_Text"><text:span text:style-name="T36">0</text:span></text:span><text:span text:style-name="Source_20_Text"><text:span text:style-name="T32">/'</text:span></text:span></text:p>
      <text:p text:style-name="P13"><text:span text:style-name="Source_20_Text"><text:span text:style-name="T32"/></text:span></text:p>
      <text:p text:style-name="P13"><text:span text:style-name="Source_20_Text"><text:span text:style-name="T32"/></text:span></text:p>
      <text:p text:style-name="P13"><text:span text:style-name="Source_20_Text"><text:span text:style-name="T32"/></text:span></text:p>
      <text:p text:style-name="P13"><text:span text:style-name="Source_20_Text"><text:span text:style-name="T32">### To view training progress</text:span></text:span></text:p>
      <text:p text:style-name="P19"><text:span text:style-name="Source_20_Text"><text:span text:style-name="T19">tensorboard --logdir='/media/user/FantomHD/Lightsheet data/Training_data_lightsheet/Training_blocks/Training_blocks_RegRCNN/logs/tboard'</text:span></text:span></text:p>
      <text:p text:style-name="P3"><text:span text:style-name="Source_20_Text"><text:span text:style-name="T17"/></text:span></text:p>
      <text:p text:style-name="P23"><text:span text:style-name="Source_20_Text"><text:span text:style-name="T32">### To view training progress</text:span></text:span></text:p>
      <text:p text:style-name="P23"><text:span text:style-name="Source_20_Text"><text:span text:style-name="T19">tensorboard --logdir='/media/user/FantomHD/Lightsheet data/Training_data_lightsheet/Training_blocks/Training_blocks_RegRCNN_</text:span></text:span><text:span text:style-name="Source_20_Text"><text:span text:style-name="T38">device0</text:span></text:span><text:span text:style-name="Source_20_Text"><text:span text:style-name="T19">/logs/tboard'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16"><text:span text:style-name="Source_20_Text"><text:span text:style-name="T32">### To view training progress</text:span></text:span></text:p>
      <text:p text:style-name="P16"><text:span text:style-name="Source_20_Text"><text:span text:style-name="T19">tensorboard --logdir='/media/user/FantomHD/Lightsheet data/Training_data_lightsheet/Training_blocks/Training_blocks_RegRCNN/9) 3D_128x128x16_retinaUNet'</text:span></text:span></text:p>
      <text:p text:style-name="P16"><text:span text:style-name="Source_20_Text"><text:span text:style-name="T17"/></text:span></text:p>
      <text:p text:style-name="P17"><text:soft-page-break/><text:span text:style-name="Source_20_Text"><text:span text:style-name="T19">tensorboard --logdir='/media/user/FantomHD/Lightsheet data/Training_data_lightsheet/Training_blocks/Training_blocks_RegRCNN/22) 3D mrcnn post_nms_600_2000'</text:span></text:span></text:p>
      <text:p text:style-name="P3"><text:span text:style-name="Source_20_Text"><text:span text:style-name="T17"/></text:span></text:p>
      <text:p text:style-name="P18"><text:span text:style-name="Source_20_Text"><text:span text:style-name="T19">tensorboard --logdir='/media/user/FantomHD/Lightsheet data/Training_data_lightsheet/Training_blocks/Training_blocks_RegRCNN/62) SHEM_removed_new_rpn_class_loss_BEST'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20"><text:span text:style-name="Source_20_Text"><text:span text:style-name="T19">tensorboard --logdir='/media/user/FantomHD/Lightsheet data/Training_data_lightsheet/Training_blocks/Training_blocks_RegRCNN/69) dilated_data_det_nms_iou_0_1'</text:span></text:span></text:p>
      <text:p text:style-name="P3"><text:span text:style-name="Source_20_Text"><text:span text:style-name="T17"/></text:span></text:p>
      <text:p text:style-name="P33"><text:span text:style-name="Source_20_Text"><text:span text:style-name="T19">tensorboard --logdir='/media/user/FantomHD/Lightsheet data/Training_data_lightsheet/Training_blocks/Training_blocks_RegRCNN/72) dil_group_norm_det_nms_thresh_0_1'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14"><text:span text:style-name="Source_20_Text"><text:span text:style-name="T30">### To train </text:span></text:span><text:span text:style-name="Source_20_Text"><text:span text:style-name="T26">CASPR</text:span></text:span><text:span text:style-name="Source_20_Text"><text:span text:style-name="T30"> model</text:span></text:span></text:p>
      <text:p text:style-name="P14"><text:span text:style-name="Source_20_Text"><text:span text:style-name="T17">python exec.py --mode train --dataset_name '</text:span></text:span><text:span text:style-name="Source_20_Text"><text:span text:style-name="T27">Caspr_data</text:span></text:span><text:span text:style-name="Source_20_Text"><text:span text:style-name="T31">'</text:span></text:span><text:span text:style-name="Source_20_Text"><text:span text:style-name="T17"> --exp_dir '/media/user/FantomHD/710_invivo_imaging/Caspr_tdT_homozygous/Caspr_training/Caspr_training_RegRCNN'</text:span></text:span></text:p>
      <text:p text:style-name="P14"><text:span text:style-name="Source_20_Text"><text:span text:style-name="T32"/></text:span></text:p>
      <text:p text:style-name="P14"><text:span text:style-name="Source_20_Text"><text:span text:style-name="T32">### To view training progress</text:span></text:span></text:p>
      <text:p text:style-name="P14"><text:span text:style-name="Source_20_Text"><text:span text:style-name="T19">tensorboard --logdir='/media/user/FantomHD/710_invivo_imaging/Caspr_tdT_homozygous/Caspr_training/Caspr_training_RegRCNN/logs/tboard'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/></text:span></text:p>
      <text:p text:style-name="P14"><text:span text:style-name="Source_20_Text"><text:span text:style-name="T17"/></text:span></text:p>
      <text:p text:style-name="P15"><text:span text:style-name="Source_20_Text"><text:span text:style-name="T30">### To train </text:span></text:span><text:span text:style-name="Source_20_Text"><text:span text:style-name="T26">CASPR_</text:span></text:span><text:span text:style-name="Source_20_Text"><text:span text:style-name="T28">CROP</text:span></text:span><text:span text:style-name="Source_20_Text"><text:span text:style-name="T30"> model</text:span></text:span></text:p>
      <text:p text:style-name="P15"><text:soft-page-break/><text:span text:style-name="Source_20_Text"><text:span text:style-name="T17">python exec.py --mode train --dataset_name '</text:span></text:span><text:span text:style-name="Source_20_Text"><text:span text:style-name="T27">Caspr_data_</text:span></text:span><text:span text:style-name="Source_20_Text"><text:span text:style-name="T29">CROP</text:span></text:span><text:span text:style-name="Source_20_Text"><text:span text:style-name="T31">'</text:span></text:span><text:span text:style-name="Source_20_Text"><text:span text:style-name="T17"> --exp_dir '/media/user/FantomHD/710_invivo_imaging/Caspr_tdT_homozygous/Caspr_training_</text:span></text:span><text:span text:style-name="Source_20_Text"><text:span text:style-name="T33">CROP</text:span></text:span><text:span text:style-name="Source_20_Text"><text:span text:style-name="T17">/Caspr_training_</text:span></text:span><text:span text:style-name="Source_20_Text"><text:span text:style-name="T33">CROP_</text:span></text:span><text:span text:style-name="Source_20_Text"><text:span text:style-name="T17">RegRCNN'</text:span></text:span></text:p>
      <text:p text:style-name="P15"><text:span text:style-name="Source_20_Text"><text:span text:style-name="T32"/></text:span></text:p>
      <text:p text:style-name="P15"><text:span text:style-name="Source_20_Text"><text:span text:style-name="T32">### To view training progress</text:span></text:span></text:p>
      <text:p text:style-name="P15"><text:span text:style-name="Source_20_Text"><text:span text:style-name="T19">tensorboard --logdir='/media/user/FantomHD/710_invivo_imaging/Caspr_tdT_homozygous/Caspr_training_</text:span></text:span><text:span text:style-name="Source_20_Text"><text:span text:style-name="T34">CROP</text:span></text:span><text:span text:style-name="Source_20_Text"><text:span text:style-name="T19">/Caspr_training_</text:span></text:span><text:span text:style-name="Source_20_Text"><text:span text:style-name="T35">CROP</text:span></text:span><text:span text:style-name="Source_20_Text"><text:span text:style-name="T19">_RegRCNN/logs/tboard'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4"><text:span text:style-name="Source_20_Text"><text:span text:style-name="T20"/></text:span></text:p>
      <text:p text:style-name="P3"><text:span text:style-name="Source_20_Text"><text:span text:style-name="T18">delete: </text:span></text:span></text:p>
      <text:p text:style-name="P3"><text:span text:style-name="Source_20_Text"><text:span text:style-name="T18">rsa4.1 in requirements.txt → before running </text:span></text:span><text:span text:style-name="Source_20_Text"><text:span text:style-name="T19">installation</text:span></text:span></text:p>
      <text:p text:style-name="P3"><text:span text:style-name="Source_20_Text"><text:span text:style-name="T19"/></text:span></text:p>
      <text:p text:style-name="P3"><text:span text:style-name="Source_20_Text"><text:span text:style-name="T19"/></text:span></text:p>
      <text:p text:style-name="P3"><text:span text:style-name="Source_20_Text"><text:span text:style-name="T19"/></text:span></text:p>
      <text:p text:style-name="P7"><text:span text:style-name="Source_20_Text"><text:span text:style-name="T19"><text:s/>tensorboard --logdir='/media/user/FantomHD/Lightsheet data/RegRCNN_maskrcnn_testing/First_training/logs/tboard'</text:span></text:span></text:p>
      <text:p text:style-name="P7"><text:span text:style-name="Source_20_Text"><text:span text:style-name="T19"/></text:span></text:p>
      <text:p text:style-name="P7"><text:span text:style-name="Source_20_Text"><text:span text:style-name="T19"/></text:span></text:p>
      <text:p text:style-name="P8"><text:soft-page-break/><text:span text:style-name="Source_20_Text"><text:span text:style-name="T19"><text:s/>tensorboard --logdir='/media/user/FantomHD/Lightsheet data/RegRCNN_maskrcnn_testing/</text:span></text:span><text:span text:style-name="Source_20_Text"><text:span text:style-name="T23">Second</text:span></text:span><text:span text:style-name="Source_20_Text"><text:span text:style-name="T19">_training_</text:span></text:span><text:span text:style-name="Source_20_Text"><text:span text:style-name="T23">3D</text:span></text:span><text:span text:style-name="Source_20_Text"><text:span text:style-name="T19">/logs/tboard'</text:span></text:span></text:p>
      <text:p text:style-name="P8"><text:span text:style-name="Source_20_Text"><text:span text:style-name="T19"/></text:span></text:p>
      <text:p text:style-name="P10"><text:span text:style-name="Source_20_Text"><text:span text:style-name="T19">tensorboard --logdir='/media/user/FantomHD/Lightsheet data/RegRCNN_maskrcnn_testing/logs/tboard'</text:span></text:span></text:p>
      <text:p text:style-name="P10"><text:span text:style-name="Source_20_Text"><text:span text:style-name="T19"/></text:span></text:p>
      <text:p text:style-name="P8"><text:span text:style-name="Source_20_Text"><text:span text:style-name="T19"/></text:span></text:p>
      <text:p text:style-name="P9"><text:span text:style-name="Source_20_Text"><text:span text:style-name="T19">python exec.py --mode test --exp_dir '~/Documents/GitHub/RegRCNN/'</text:span></text:span></text:p>
      <text:p text:style-name="P8"><text:span text:style-name="Source_20_Text"><text:span text:style-name="T1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3:13:49.657555972</meta:creation-date>
    <dc:date>2023-07-19T19:53:04.647570492</dc:date>
    <meta:editing-duration>P20DT20H34M3S</meta:editing-duration>
    <meta:editing-cycles>75</meta:editing-cycles>
    <meta:generator>LibreOffice/6.4.7.2$Linux_X86_64 LibreOffice_project/40$Build-2</meta:generator>
    <meta:document-statistic meta:table-count="0" meta:image-count="0" meta:object-count="0" meta:page-count="5" meta:paragraph-count="45" meta:word-count="271" meta:character-count="3682" meta:non-whitespace-character-count="3473"/>
  </office:meta>
</office:document-meta>
</file>